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1:.C185];&quot;Yes&quot;)/185" office:value-type="float" office:value="0.475675675675676" calcext:value-type="float">
            <text:p>0.475675675675676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6:33:27.29162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7T16:42:59.234292900</dc:date>
    <meta:editing-duration>PT18H45M58S</meta:editing-duration>
    <meta:editing-cycles>38</meta:editing-cycles>
    <meta:generator>LibreOffice/25.2.1.2$Windows_X86_64 LibreOffice_project/d3abf4aee5fd705e4a92bba33a32f40bc4e56f49</meta:generator>
    <meta:document-statistic meta:table-count="1" meta:cell-count="654" meta:object-count="0"/>
  </office:meta>
</office:document-meta>
</file>